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80000001FA0F8EF79.png" manifest:media-type="image/png"/>
  <manifest:file-entry manifest:full-path="Pictures/10000201000001C2000001B4D32B5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Verdana" fo:font-size="14pt" fo:font-weight="normal" officeooo:rsid="000f6811" officeooo:paragraph-rsid="000f6811" style:font-size-asian="14pt" style:font-weight-asian="normal" style:font-size-complex="14pt" style:font-weight-complex="normal"/>
    </style:style>
    <style:style style:name="P3" style:family="paragraph" style:parent-style-name="Standard">
      <style:text-properties officeooo:paragraph-rsid="0008aa3d"/>
    </style:style>
    <style:style style:name="P4" style:family="paragraph" style:parent-style-name="Standard">
      <style:text-properties officeooo:paragraph-rsid="0010e140"/>
    </style:style>
    <style:style style:name="P5" style:family="paragraph" style:parent-style-name="Standard">
      <style:text-properties officeooo:rsid="0012d7ae" officeooo:paragraph-rsid="0012d7ae"/>
    </style:style>
    <style:style style:name="P6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9.878cm"/>
          <style:tab-stop style:position="17cm" style:type="right"/>
        </style:tab-stops>
      </style:paragraph-properties>
      <style:text-properties style:font-name="Bitstream Charter" fo:font-size="14pt" fo:font-style="italic" fo:font-weight="bold" officeooo:paragraph-rsid="00094324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88af2" style:font-style-asian="italic" style:font-style-complex="italic"/>
    </style:style>
    <style:style style:name="P8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88af2" style:font-size-asian="10pt" style:font-style-asian="italic" style:font-size-complex="10pt" style:font-style-complex="italic"/>
    </style:style>
    <style:style style:name="P9" style:family="paragraph" style:parent-style-name="Standard" style:list-style-name="L1">
      <style:text-properties officeooo:rsid="0010e140" officeooo:paragraph-rsid="0010e140"/>
    </style:style>
    <style:style style:name="P10" style:family="paragraph" style:parent-style-name="Standard" style:list-style-name="L1">
      <style:text-properties officeooo:rsid="0012d7ae" officeooo:paragraph-rsid="0012d7ae"/>
    </style:style>
    <style:style style:name="P11" style:family="paragraph" style:parent-style-name="Standard" style:list-style-name="L2">
      <style:text-properties officeooo:rsid="0012d7ae" officeooo:paragraph-rsid="0012d7ae"/>
    </style:style>
    <style:style style:name="P12" style:family="paragraph" style:parent-style-name="Standard" style:list-style-name="L3">
      <style:text-properties officeooo:rsid="0012d7ae" officeooo:paragraph-rsid="0012d7ae"/>
    </style:style>
    <style:style style:name="P13" style:family="paragraph" style:parent-style-name="Standard" style:list-style-name="L1">
      <style:text-properties officeooo:rsid="00133626" officeooo:paragraph-rsid="00133626"/>
    </style:style>
    <style:style style:name="P14" style:family="paragraph" style:parent-style-name="Standard" style:list-style-name="L3">
      <style:text-properties officeooo:rsid="0012f7fd" officeooo:paragraph-rsid="0012f7fd"/>
    </style:style>
    <style:style style:name="P15" style:family="paragraph">
      <style:paragraph-properties fo:text-align="center"/>
    </style:style>
    <style:style style:name="T1" style:family="text">
      <style:text-properties style:font-name="Comic Sans M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omic Sans MS" fo:font-size="14pt" style:font-size-asian="14pt" style:font-size-complex="14pt"/>
    </style:style>
    <style:style style:name="T3" style:family="text">
      <style:text-properties style:font-name="Comic Sans MS" fo:font-size="14pt" officeooo:rsid="0012d7ae" style:font-size-asian="14pt" style:font-size-complex="14pt"/>
    </style:style>
    <style:style style:name="T4" style:family="text">
      <style:text-properties officeooo:rsid="000861d4"/>
    </style:style>
    <style:style style:name="T5" style:family="text">
      <style:text-properties officeooo:rsid="000f681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0e140" style:font-weight-asian="normal" style:font-weight-complex="normal"/>
    </style:style>
    <style:style style:name="T8" style:family="text">
      <style:text-properties fo:font-weight="normal" officeooo:rsid="0014c83d" style:font-weight-asian="normal" style:font-weight-complex="normal"/>
    </style:style>
    <style:style style:name="T9" style:family="text">
      <style:text-properties fo:font-weight="normal" officeooo:rsid="0016f165" style:font-weight-asian="normal" style:font-weight-complex="normal"/>
    </style:style>
    <style:style style:name="T10" style:family="text">
      <style:text-properties officeooo:rsid="0012f7fd"/>
    </style:style>
    <style:style style:name="T11" style:family="text">
      <style:text-properties officeooo:rsid="0015d8bc"/>
    </style:style>
    <style:style style:name="T12" style:family="text">
      <style:text-properties officeooo:rsid="00164437"/>
    </style:style>
    <style:style style:name="T13" style:family="text">
      <style:text-properties officeooo:rsid="001761ac"/>
    </style:style>
    <style:style style:name="T14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T15" style:family="text">
      <style:text-properties fo:font-variant="normal" fo:text-transform="none" fo:color="#333333" style:font-name="Georgia" fo:letter-spacing="normal" fo:font-style="normal" fo:font-weight="normal"/>
    </style:style>
    <style:style style:name="T16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T17" style:family="text">
      <style:text-properties officeooo:rsid="000e68d9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00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uaderno <text:span text:style-name="T4">@seguriactiva de e</text:span>jercicios Menores <text:span text:style-name="T4">en La Red</text:span></text:p>
      <text:p text:style-name="P1"/>
      <text:p text:style-name="P2">SOFTWARE MALICIOSO</text:p>
      <text:p text:style-name="Standard"><text:span text:style-name="T1">1.- </text:span><text:span text:style-name="T5">Un “software” es lo mismo que un “programa” (aplicación, app, etc.). E</text:span>scribe <text:span text:style-name="T5">en el siguiente cuadro lo que creas que es el “software malicioso” y comenta con tus compañeros y tu profesor/a</text:span>:</text:p>
      <text:p text:style-name="Standard"><draw:rect text:anchor-type="paragraph" draw:z-index="0" draw:style-name="gr1" draw:text-style-name="P15" svg:width="15.036cm" svg:height="2.514cm" svg:x="0.822cm" svg:y="0.363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3">2</text:span><text:span text:style-name="T2">.-</text:span><text:span text:style-name="T6"> </text:span><text:span text:style-name="T7">Señala con un círculo lo que podemos hacer para evitar que nos entre “software malicioso” en nuestro ordenador, tablet o smartphone. </text:span><text:span text:style-name="T8">Comenta cada </text:span><text:span text:style-name="T9">consejo con compañeros y <text:s/>el profesor/a</text:span><text:span text:style-name="T7">:</text:span></text:p>
      <text:p text:style-name="Standard"/>
      <text:section text:style-name="Sect1" text:name="Sección1">
        <text:list xml:id="list4525785003835981324" text:style-name="L1">
          <text:list-item>
            <text:p text:style-name="P9">Evitar páginas web sospechosas</text:p>
          </text:list-item>
          <text:list-item>
            <text:p text:style-name="P9"><text:span text:style-name="T11">No i</text:span>nstalar programas desconocidos</text:p>
          </text:list-item>
          <text:list-item>
            <text:p text:style-name="P9">Lavar el ordenador con jabón</text:p>
          </text:list-item>
          <text:list-item>
            <text:p text:style-name="P9">No utilizar Internet</text:p>
          </text:list-item>
          <text:list-item>
            <text:p text:style-name="P9">Instalar software de seguridad</text:p>
          </text:list-item>
          <text:list-item>
            <text:p text:style-name="P9">No abrir mensajes desconocidos</text:p>
          </text:list-item>
          <text:list-item>
            <text:p text:style-name="P9">No visitar webs </text:p>
          </text:list-item>
          <text:list-item>
            <text:p text:style-name="P9">No instalar software “pirata” <text:span text:style-name="T11">ni</text:span></text:p>
          </text:list-item>
          <text:list-item>
            <text:p text:style-name="P9">No usar las redes sociales</text:p>
          </text:list-item>
          <text:list-item>
            <text:p text:style-name="P9">tener una buena contraseña</text:p>
          </text:list-item>
          <text:list-item>
            <text:p text:style-name="P9">No dar mis datos personales</text:p>
          </text:list-item>
          <text:list-item>
            <text:p text:style-name="P9">No contestar a números ocultos</text:p>
          </text:list-item>
          <text:list-item>
            <text:p text:style-name="P9">No contestar números que no estén en mis contactos</text:p>
          </text:list-item>
          <text:list-item>
            <text:p text:style-name="P10">Instalar un “antivirus”, que impide que entre “software malicioso” y borra los “virus”</text:p>
          </text:list-item>
          <text:list-item>
            <text:p text:style-name="P13">No encender el móvil</text:p>
          </text:list-item>
        </text:list>
      </text:section>
      <text:p text:style-name="P3"/>
      <text:p text:style-name="P3"><text:span text:style-name="T3">3</text:span><text:span text:style-name="T2">.-</text:span> <text:span text:style-name="T13">¿Cómo puedes saber si tu ordenador o tablet o móvil tiene software malicioso?. Completa:</text:span></text:p>
      <text:list xml:id="list5364218497169063447" text:style-name="L2">
        <text:list-item>
          <text:p text:style-name="P11">De repente, va más lento </text:p>
        </text:list-item>
        <text:list-item>
          <text:p text:style-name="P11">Salta muchas ventanas de publicidad</text:p>
        </text:list-item>
        <text:list-item>
          <text:p text:style-name="P11">Cuando quiero hacer algo no me deja hacerlo</text:p>
        </text:list-item>
        <text:list-item>
          <text:p text:style-name="P11">No me deja conectarme a Internet </text:p>
        </text:list-item>
        <text:list-item>
          <text:p text:style-name="P11">Me sale una página distinta a la que yo quiero ir</text:p>
        </text:list-item>
        <text:list-item>
          <text:p text:style-name="P11">….............</text:p>
        </text:list-item>
        <text:list-item>
          <text:p text:style-name="P11">….............</text:p>
        </text:list-item>
        <text:list-item>
          <text:p text:style-name="P11">….............</text:p>
        </text:list-item>
      </text:list>
      <text:p text:style-name="P5"/>
      <text:p text:style-name="P5"><text:span text:style-name="T2">4.-</text:span> Completa los problemas que puede causarnos <text:span text:style-name="T12">el</text:span> “software malicioso”</text:p>
      <text:list xml:id="list582261024928747830" text:style-name="L3">
        <text:list-item>
          <text:p text:style-name="P12">puede borrarme fotos y datos</text:p>
        </text:list-item>
        <text:list-item>
          <text:p text:style-name="P12">puede enviar mis contraseñas por Internet</text:p>
        </text:list-item>
        <text:list-item>
          <text:p text:style-name="P12">puede hacer que <text:span text:style-name="T10">fuincione todo</text:span> más lento</text:p>
        </text:list-item>
        <text:list-item>
          <text:p text:style-name="P14">puede enviar nuestras fotos y datos a otras personas por internet</text:p>
        </text:list-item>
        <text:list-item>
          <text:p text:style-name="P14">puede espiarme todo lo que hago</text:p>
        </text:list-item>
        <text:list-item>
          <text:p text:style-name="P12">…............</text:p>
        </text:list-item>
        <text:list-item>
          <text:p text:style-name="P12">…............</text:p>
        </text:list-item>
        <text:list-item>
          <text:p text:style-name="P12">…............</text:p>
        </text:list-item>
        <text:list-item>
          <text:p text:style-name="P12">…............</text:p>
        </text:list-item>
        <text:list-item>
          <text:p text:style-name="P12">….........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'Bitstream Charter', Times, serif"/>
    <style:font-face style:name="Lohit Hindi1" svg:font-family="'Lohit Hindi'"/>
    <style:font-face style:name="Bitstream Charter" svg:font-family="'Bitstream Charter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style:contextual-spacing="false" fo:text-align="start" style:justify-single-word="false"/>
      <style:text-properties fo:font-size="10pt" fo:font-style="italic" officeooo:rsid="0008aa3d" officeooo:paragraph-rsid="00188af2" style:font-size-asian="10pt" style:font-style-asian="italic" style:font-size-complex="10pt" style:font-style-complex="italic"/>
    </style:style>
    <style:style style:name="MP2" style:family="paragraph" style:parent-style-name="Footer">
      <style:paragraph-properties fo:margin-top="0cm" fo:margin-bottom="0cm" style:contextual-spacing="false" fo:text-align="center" style:justify-single-word="false"/>
      <style:text-properties fo:language="es" fo:country="ES" fo:font-style="italic" officeooo:rsid="0008aa3d" officeooo:paragraph-rsid="00188af2" style:font-style-asian="italic" style:font-style-complex="italic"/>
    </style:style>
    <style:style style:name="MT1" style:family="text">
      <style:text-properties officeooo:rsid="000e68d9"/>
    </style:style>
    <style:style style:name="MT2" style:family="text">
      <style:text-properties fo:font-variant="normal" fo:text-transform="none" fo:color="#333333" style:font-name="Georgia" fo:letter-spacing="normal" fo:font-style="normal" fo:font-weight="normal"/>
    </style:style>
    <style:style style:name="MT3" style:family="text">
      <style:text-properties fo:font-variant="normal" fo:text-transform="none" fo:color="#333333" style:font-name="Georgia" fo:font-size="8pt" fo:letter-spacing="normal" fo:font-style="normal" fo:font-weight="normal" style:font-size-asian="8pt" style:font-size-complex="8pt"/>
    </style:style>
    <style:style style:name="MT4" style:family="text">
      <style:text-properties fo:font-variant="normal" fo:text-transform="none" style:font-name="Georgia" fo:font-size="8pt" fo:letter-spacing="normal" fo:font-style="normal" fo:font-weight="normal" style:font-size-asian="8pt" style:font-size-complex="8pt"/>
    </style:style>
    <style:style style:name="M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1.799cm" fo:margin-left="1.799cm" fo:margin-right="1.799cm" fo:background-color="transparent" style:writing-mode="lr-tb" style:footnote-max-height="0cm">
        <style:background-image xlink:href="Pictures/10000201000001C2000001B4D32B5975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http://seguriactiva.<text:span text:style-name="MT1">mundalia.org</text:span><text:tab/><draw:frame draw:style-name="Mfr1" draw:name="Imagen1" text:anchor-type="char" svg:x="6.678cm" svg:y="-0.115cm" svg:width="2.328cm" svg:height="0.82cm" draw:z-index="1"><draw:image xlink:href="Pictures/10000201000000580000001FA0F8EF79.png" xlink:type="simple" xlink:show="embed" xlink:actuate="onLoad"/></draw:frame><text:tab/>seguriactiva@gmail.com</text:p>
        <text:p text:style-name="MP1">Twitter: @seguriactiva <text:tab/><text:tab/>Facebook: Facebook.com/seguriactiva<text:span text:style-name="MT2"> </text:span></text:p>
        <text:p text:style-name="MP2"><text:span text:style-name="MT3">Estos ejercicios están bajo una </text:span><text:a xlink:type="simple" xlink:href="http://creativecommons.org/licenses/by-sa/4.0/"><text:span text:style-name="MT4">licencia de Creative Commons Reconocimiento-CompartirIgual 4.0 Internacional</text:span></text:a><text:span text:style-name="MT3">.</text:span></text:p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omero</meta:initial-creator>
    <meta:creation-date>2013-03-05T12:26:36</meta:creation-date>
    <dc:date>2016-04-13T12:06:07.779913540</dc:date>
    <dc:creator>Juan Romero</dc:creator>
    <meta:editing-duration>PT5H43M37S</meta:editing-duration>
    <meta:editing-cycles>20</meta:editing-cycles>
    <meta:generator>LibreOffice/4.2.8.2$Linux_X86_64 LibreOffice_project/420m0$Build-2</meta:generator>
    <meta:document-statistic meta:table-count="0" meta:image-count="1" meta:object-count="0" meta:page-count="1" meta:paragraph-count="42" meta:word-count="304" meta:character-count="1898" meta:non-whitespace-character-count="1661"/>
  </office:meta>
</office:document-meta>
</file>